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1pt" fo:font-style="normal" fo:font-weight="normal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6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fo:font-size="11pt" fo:font-style="italic" fo:font-weight="normal"/>
    </style:style>
    <style:style style:name="T1" style:family="text">
      <style:text-properties style:font-name="Times New Roman" fo:font-size="10.5pt"/>
    </style:style>
    <style:style style:name="T2" style:family="text">
      <style:text-properties fo:font-size="11pt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VID CARNEIRO DA COSTA</text:span><text:span text:style-name="T2">, atualmente cumprindo pena em regime fechado, atingiu o requisito objetivo para progressão de regime.</text:span></text:p>
      <text:p text:style-name="P2">Interveio o Ministério Público, opinando pelo indeferimento, em razão da ausência do requisito subjetivo (evento 134).</text:p>
      <text:p text:style-name="P2">É o relatório.</text:p>
      <text:p text:style-name="P3">Dispõe a Lei de Execução Penal, em seu art. 112, os requisitos objetivos e subjetivo para progressão de regime.</text:p>
      <text:p text:style-name="P2">Sobre o assunto, oportuna a lição do Prof. <text:span text:style-name="T3">Júlio Fabbrini Mirabete</text:span>:</text:p>
      <text:p text:style-name="P6">Tendo em vista a finalidade da pena, de integração ou reinserção social, o processo de execução deve ser dinâmico, sujeito a mutações ditadas pela resposta do condenado ao tratamento penitenciário.  Assim, ao dirigir a execução para a forma progressiva, estabelece o artigo 112 (da L.E.P) a progressão, ou seja, a transferência do condenado de regime mais rigoroso a outro menos rigoroso quando demonstra condições de adaptação ao mais suave.</text:p>
      <text:p text:style-name="P6">(...)</text:p>
      <text:p text:style-name="P6">Para que se processe a progressão exige a lei, em primeiro lugar, dois requisitos materiais; um de caráter objetivo, que é o cumprimento de um sexto da pena no regime anterior, e um de caráter subjetivo, que se refere ao mérito do condenado indicando a oportunidade da transferência (in Execução Penal. São Paulo : Atlas, 5ª ed., 1992, p.283/283).</text:p>
      <text:p text:style-name="P3">No presente caso, o apenado cumpriu o tempo necessário de pena para o preenchimento do requisito objetivo para a progressão de regime.</text:p>
      <text:p text:style-name="P2">Quanto ao subjetivo, porém, a situação é diversa.</text:p>
      <text:p text:style-name="P2">Já dispunha a Exposição de Motivos da Lei de Execução Penal que "a progressão deve ser uma conquista do condenado pelo seu mérito".</text:p>
      <text:p text:style-name="P2">E, como lembra o já referido Prof. <text:span text:style-name="T3">Mirabete:</text:span></text:p>
      <text:p text:style-name="P6">...a aferição do mérito se refere à <text:span text:style-name="T4">conduta global do preso </text:span>e dela faz parte um acréscimo na confiança depositada no mesmo e a possibilidade de atribuição de maiores responsabilidades para o regime de mais liberdade. O condenado deve ser avaliado, aliás, em função do regime para o qual pretende progredir; terá que ser examinado tendo em vista as regalias de que irá gozar no regime progressivo seguinte. <text:span text:style-name="T4">Não deve ser concedida a progressão quando se verificar que o apenado não apresenta condições para se ajustar ao novo regime</text:span>” (grifei).</text:p>
      <text:p text:style-name="P2">No caso, verifica-se que o apenado não apresenta bom comportamento carcerário, conforme se pode ver no evento 122.</text:p>
      <text:p text:style-name="P2">Ora, a progressão depende da adaptação provável do apenado ao regime menos severo, sendo de anotar que que na execução criminal prevalece o princípio do <text:span text:style-name="T3">in dúbio pro societate</text:span>.</text:p>
      <text:p text:style-name="P6">Ainda que o condenado tenha cumprido 1/6 da pena, ou seja, o tempo necessário para concessão da progressão de regime prisional fechado para o semiaberto, só poderá obter tal benefício se preencher o requisito subjetivo, ou seja, o merecimento através de sua personalidade, pois em sede de execução criminal vigora o princípio <text:soft-page-break/>do in dubio pro societate (TJSP, AE 223. 004-3/6, 2ª Câm., rel. Des. Egydio de Carvalho, j. em 7-4-1997, RT 744/579; in MARCÃO, Renato Flávio, ob. cit., p. 256).</text:p>
      <text:p text:style-name="P4">Enfim, a progressão depende da adaptação provável do apenado ao regime menos severo, o que se obtém de detalhes registrados no decorrer da execução penal, não tendo cabimento a progressão de regime quando seu comportamento indica improvável adaptação ao regime menos severo.</text:p>
      <text:p text:style-name="P2">Ante o exposto, por ausência do requisito subjetivo, indefiro a progressão de regime, devendo o mesmo continuar a cumprir sua pena no regime fechado, por mais 90 dias, quando deverá ser solicitado novo ACC. </text:p>
      <text:p text:style-name="P2">Determino ainda que a secretaria diligencie no sentido de verificar as informações de prisões, já que consta na GEP que o apenado está preso ininterruptamente desde 22.11.2012 na Cadeia Pública de Itabaiana (evento 1.3, página 63), contudo, consta no evento 1.1 e 1.2 que o apenado cometeu novo crime e foi preso em flagrante em Natal e em Alagoa Grande, em 14.11.2018 e 08.12.2016.</text:p>
      <text:p text:style-name="P2">Ou seja, aparentemente, falta lançar na GEP ao menos duas interrupções da pena. Se necessário, oficie-se as varas de conhecimento de origem e a GESIPE-PB.</text:p>
      <text:p text:style-name="P2">P.R.I. Expeça-se GEP atualizada. <text:span text:style-name="T5">Cópia desta decisão servirá como ofício dando ciência  ao estabelecimento prisional de seus termos.</text:span></text:p>
      <text:p text:style-name="P5">Ciência ao MP e à Defensoria Pública, se for o cas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08:42:50.761000000</meta:creation-date>
    <dc:date>2022-06-14T08:43:41.393000000</dc:date>
    <meta:editing-duration>PT52S</meta:editing-duration>
    <meta:editing-cycles>1</meta:editing-cycles>
    <meta:document-statistic meta:table-count="0" meta:image-count="0" meta:object-count="0" meta:page-count="2" meta:paragraph-count="22" meta:word-count="669" meta:character-count="4105" meta:non-whitespace-character-count="3455"/>
    <meta:generator>LibreOffice/5.3.1.2$Windows_X86_64 LibreOffice_project/e80a0e0fd1875e1696614d24c32df0f95f03deb2</meta:generator>
  </office:meta>
</office:document-meta>
</file>